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1" svg:font-family="Roboto"/>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008080" style:font-name="Roboto1" fo:font-size="22.5pt" fo:letter-spacing="normal" fo:font-style="normal" style:text-underline-style="solid" style:text-underline-width="auto" style:text-underline-color="font-color" fo:font-weight="bold"/>
    </style:style>
    <style:style style:name="P2" style:family="paragraph" style:parent-style-name="Heading_20_4">
      <style:paragraph-properties fo:margin-left="0cm" fo:margin-right="0cm" fo:margin-top="0cm" fo:margin-bottom="0cm" loext:contextual-spacing="false" fo:text-align="justify" style:justify-single-word="false" fo:text-indent="0cm" style:auto-text-indent="false"/>
      <style:text-properties fo:color="#333333" style:font-name="Roboto1" fo:font-size="12pt" fo:font-weight="bold"/>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rsid="000dc3af" officeooo:paragraph-rsid="000dc3af"/>
    </style:style>
    <style:style style:name="P6" style:family="paragraph" style:parent-style-name="Standard">
      <style:paragraph-properties fo:text-align="justify" style:justify-single-word="false"/>
      <style:text-properties officeooo:rsid="000f6205" officeooo:paragraph-rsid="000f6205"/>
    </style:style>
    <style:style style:name="P7" style:family="paragraph" style:parent-style-name="Text_20_body" style:list-style-name="L1">
      <style:paragraph-properties fo:margin-top="0cm" fo:margin-bottom="0cm" loext:contextual-spacing="false" fo:text-align="justify" style:justify-single-word="false" fo:orphans="2" fo:widows="2" fo:padding="0cm" fo:border="none"/>
    </style:style>
    <style:style style:name="T1" style:family="text">
      <style:text-properties fo:font-variant="normal" fo:text-transform="none" fo:color="#111111" style:font-name="Roboto" fo:font-size="12.75pt" fo:letter-spacing="normal" fo:font-style="normal"/>
    </style:style>
    <style:style style:name="T2" style:family="text">
      <style:text-properties fo:font-variant="normal" fo:text-transform="none" fo:color="#111111" style:font-name="Roboto" fo:font-size="12.75pt" fo:letter-spacing="normal" fo:font-style="normal" fo:font-weight="normal"/>
    </style:style>
    <style:style style:name="T3" style:family="text">
      <style:text-properties fo:font-variant="normal" fo:text-transform="none" fo:color="#111111" style:font-name="Roboto" fo:font-size="12.75pt" fo:letter-spacing="normal" fo:font-style="normal" fo:font-weight="normal" style:font-weight-asian="normal" style:font-weight-complex="normal"/>
    </style:style>
    <style:style style:name="T4" style:family="text">
      <style:text-properties fo:font-variant="normal" fo:text-transform="none" fo:color="#111111" style:font-name="Roboto" fo:font-size="12.75pt" fo:letter-spacing="normal" fo:font-style="normal" fo:font-weight="normal" officeooo:rsid="00111b68" style:font-weight-asian="normal" style:font-weight-complex="normal"/>
    </style:style>
    <style:style style:name="T5" style:family="text">
      <style:text-properties fo:font-variant="normal" fo:text-transform="none" fo:color="#111111" style:font-name="Roboto" fo:font-size="12.75pt" fo:letter-spacing="normal" fo:font-style="normal" fo:font-weight="bold"/>
    </style:style>
    <style:style style:name="T6" style:family="text">
      <style:text-properties fo:font-variant="normal" fo:text-transform="none" fo:color="#111111" style:font-name="Roboto" fo:font-size="12.75pt" fo:letter-spacing="normal" fo:font-style="normal" fo:font-weight="bold" style:font-weight-asian="bold" style:font-weight-complex="bold"/>
    </style:style>
    <style:style style:name="T7" style:family="text">
      <style:text-properties fo:font-variant="normal" fo:text-transform="none" fo:color="#111111" style:font-name="Roboto1" fo:font-size="12pt" fo:letter-spacing="normal" fo:font-style="normal" fo:font-weight="bold"/>
    </style:style>
    <style:style style:name="T8" style:family="text">
      <style:text-properties fo:font-variant="normal" fo:text-transform="none" fo:color="#111111" style:font-name="Roboto1" fo:font-size="12pt" fo:letter-spacing="normal" fo:font-style="normal" fo:font-weight="bold" style:font-weight-asian="bold" style:font-weight-complex="bold"/>
    </style:style>
    <style:style style:name="T9" style:family="text">
      <style:text-properties fo:font-variant="normal" fo:text-transform="none" fo:color="#111111" style:font-name="Roboto1" fo:font-size="12pt" fo:letter-spacing="normal" fo:font-style="normal" fo:font-weight="bold" officeooo:rsid="000c277a" style:font-weight-asian="bold" style:font-weight-complex="bold"/>
    </style:style>
    <style:style style:name="T10" style:family="text">
      <style:text-properties fo:font-variant="normal" fo:text-transform="none" fo:color="#111111" style:font-name="Roboto1" fo:font-size="12pt" fo:letter-spacing="normal" fo:font-style="normal" fo:font-weight="normal"/>
    </style:style>
    <style:style style:name="T11" style:family="text">
      <style:text-properties fo:font-variant="normal" fo:text-transform="none" fo:color="#111111" style:font-name="Roboto1" fo:font-size="12pt" fo:letter-spacing="normal" fo:font-style="normal" fo:font-weight="normal" style:font-weight-asian="normal" style:font-weight-complex="normal"/>
    </style:style>
    <style:style style:name="T12" style:family="text">
      <style:text-properties fo:font-variant="normal" fo:text-transform="none" fo:color="#111111" style:font-name="Roboto1" fo:font-size="12pt" fo:letter-spacing="normal" fo:font-style="normal" fo:font-weight="normal" officeooo:rsid="000c277a" style:font-weight-asian="normal" style:font-weight-complex="normal"/>
    </style:style>
    <style:style style:name="T13" style:family="text">
      <style:text-properties fo:font-variant="normal" fo:text-transform="none" fo:color="#111111" style:font-name="Roboto1" fo:font-size="12pt" fo:letter-spacing="normal" fo:font-style="normal" fo:font-weight="normal" officeooo:rsid="000c73a2"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ΣΥΝΟΧΗ ΠΑΡΑΓΡΑΦΟΥ</text:h>
      <text:h text:style-name="P2" text:outline-level="4">Γενικές Πληροφορίες</text:h>
      <text:p text:style-name="P3"><text:span text:style-name="T2">Η </text:span><text:span text:style-name="Strong_20_Emphasis"><text:span text:style-name="T5">συνοχή </text:span></text:span><text:span text:style-name="T2">αναφέρεται στη </text:span><text:span text:style-name="Strong_20_Emphasis"><text:span text:style-name="T5">σύνδεση </text:span></text:span><text:span text:style-name="T2">των </text:span><text:span text:style-name="Strong_20_Emphasis"><text:span text:style-name="T5">γλωσσικών</text:span></text:span><text:span text:style-name="Strong_20_Emphasis"><text:span text:style-name="T2"> </text:span></text:span><text:span text:style-name="Strong_20_Emphasis"><text:span text:style-name="T5">στοιχείων </text:span></text:span><text:span text:style-name="T2">για να δημιουργηθεί ένα ολοκληρωμένο κείμενο. Η συνοχή επιτυγχάνεται με διάφορους μηχανισμούς που συντελούν στην ομαλή μετάβαση από τη μία ιδέα στην άλλη, χωρίς να δημιουργούνται νοηματικά κενά, και στην ανεμπόδιστη συνέχεια του κειμένου. Έτσι, με τη βοήθεια της συνοχής ο </text:span><text:span text:style-name="Strong_20_Emphasis"><text:span text:style-name="T5">αναγνώστης</text:span></text:span><text:span text:style-name="Strong_20_Emphasis"><text:span text:style-name="T2"> </text:span></text:span><text:span text:style-name="Strong_20_Emphasis"><text:span text:style-name="T5">αντιλαμβάνεται </text:span></text:span><text:span text:style-name="T2">ταχύτερα τη </text:span><text:span text:style-name="Strong_20_Emphasis"><text:span text:style-name="T5">μετάβαση </text:span></text:span><text:span text:style-name="T2">από τη </text:span><text:span text:style-name="Strong_20_Emphasis"><text:span text:style-name="T5">μία ιδέα </text:span></text:span><text:span text:style-name="T2">στην </text:span><text:span text:style-name="Strong_20_Emphasis"><text:span text:style-name="T5">άλλη</text:span></text:span><text:span text:style-name="T2">, </text:span><text:span text:style-name="Strong_20_Emphasis"><text:span text:style-name="T5">κατανοώντας </text:span></text:span><text:span text:style-name="T2">ευκολότερα τη </text:span><text:span text:style-name="Strong_20_Emphasis"><text:span text:style-name="T5">σκέψη </text:span></text:span><text:span text:style-name="T2">του </text:span><text:span text:style-name="Strong_20_Emphasis"><text:span text:style-name="T5">συγγραφέα</text:span></text:span><text:span text:style-name="T2">, όπως παρουσιάζεται στο κείμενο.</text:span></text:p>
      <text:h text:style-name="P2" text:outline-level="4"/>
      <text:h text:style-name="P2" text:outline-level="4">Τρόποι Συνοχής</text:h>
      <text:p text:style-name="P3"><text:span text:style-name="Strong_20_Emphasis"><text:span text:style-name="T5">Η σύνδεση μεταξύ παραγράφων</text:span></text:span><text:span text:style-name="T2">,</text:span><text:span text:style-name="Strong_20_Emphasis"><text:span text:style-name="T2"> </text:span></text:span><text:span text:style-name="Strong_20_Emphasis"><text:span text:style-name="T5">περιόδων και προτάσεων επιτυγχάνεται με πολλούς τρόπους :</text:span></text:span></text:p>
      <text:list xml:id="list4201382066" text:style-name="L1">
        <text:list-item>
          <text:p text:style-name="P7"><text:span text:style-name="Strong_20_Emphasis"><text:span text:style-name="T7">Αντωνυμίες </text:span></text:span><text:span text:style-name="Strong_20_Emphasis"><text:span text:style-name="T12">(αυτός, αυτή, αυτό και πιο σπάνια άλλος)</text:span></text:span></text:p>
        </text:list-item>
        <text:list-item>
          <text:p text:style-name="P7"><text:span text:style-name="Strong_20_Emphasis"><text:span text:style-name="T7">Επανάληψη σημαντικών λέξεων </text:span></text:span><text:span text:style-name="Strong_20_Emphasis"><text:span text:style-name="T12">(πχ μείναμε μέσα λόγω κορονοϊού. Ο </text:span></text:span><text:span text:style-name="Strong_20_Emphasis"><text:span text:style-name="T9">κορονοϊός</text:span></text:span><text:span text:style-name="Strong_20_Emphasis"><text:span text:style-name="T12">...)</text:span></text:span></text:p>
        </text:list-item>
        <text:list-item>
          <text:p text:style-name="P7"><text:span text:style-name="Strong_20_Emphasis"><text:span text:style-name="T7">Μέσω νοηματικής συγγένειας (χρήση υπερωνύμων – υπωνύμων) </text:span></text:span><text:span text:style-name="Strong_20_Emphasis"><text:span text:style-name="T13">(υπερώνυμο=γενική σημασία πχ δέντρα, γιατρός και υπώνυμο=κάτι που υπόκεινται πχ ροδακινιές, παιδίατρος αντίστοιχα)</text:span></text:span></text:p>
        </text:list-item>
        <text:list-item>
          <text:p text:style-name="P7"><text:span text:style-name="Strong_20_Emphasis"><text:span text:style-name="T11">Με</text:span></text:span><text:span text:style-name="Strong_20_Emphasis"><text:span text:style-name="T7"> </text:span></text:span><text:span text:style-name="T8">διαρθρωτικές λέξεις – φράσεις</text:span><text:span text:style-name="Strong_20_Emphasis"><text:span text:style-name="T10"> </text:span></text:span><text:span text:style-name="Strong_20_Emphasis"><text:span text:style-name="T11">που δηλώνουν</text:span></text:span><text:span text:style-name="Strong_20_Emphasis"><text:span text:style-name="T7"> :</text:span></text:span></text:p>
        </text:list-item>
      </text:list>
      <text:p text:style-name="P4"><text:span text:style-name="Strong_20_Emphasis"><text:span text:style-name="T5">Αντίθεση – εναντίωση </text:span></text:span><text:span text:style-name="T2">(όμως, αλλά, ωστόσο, αντίθετα, εντούτοις, παρόλο που, αντίστροφα, από την άλλη πλευρά, σε αντίθετη περίπτωση, στον αντίποδα, παρ’ όλα αυτά, συμβαίνει όμως το ίδιο, απεναντίας, ακόμη και αν, μολονότι)</text:span></text:p>
      <text:p text:style-name="P4"><text:span text:style-name="Strong_20_Emphasis"><text:span text:style-name="T5">Αιτιολόγηση </text:span></text:span><text:span text:style-name="T2">(γιατί, εξαιτίας, επειδή, γι’ αυτό ένας ακόμη λόγος, αυτό είναι αποτέλεσμα)</text:span></text:p>
      <text:p text:style-name="P4"><text:span text:style-name="Strong_20_Emphasis"><text:span text:style-name="T5">Αποτέλεσμα </text:span></text:span><text:span text:style-name="T2">(γι’ αυτό το λόγο, ως επακόλουθο, κατά συνέπεια, απότοκο όλων αυτών)</text:span></text:p>
      <text:p text:style-name="P4"><text:span text:style-name="Strong_20_Emphasis"><text:span text:style-name="T5">Αναλογία </text:span></text:span><text:span text:style-name="T2">(όπως, ως, όμοια, σαν)</text:span></text:p>
      <text:p text:style-name="P4"><text:span text:style-name="Strong_20_Emphasis"><text:span text:style-name="T5">Επεξήγηση </text:span></text:span><text:span text:style-name="T2">(δηλαδή, ειδικότερα, με άλλα λόγια, συγκεκριμένα, για να γίνω πιο σαφής, σαφέστερα, αυτό σημαίνει, <text:s/>καλό είναι να διευκρινίσουμε, εννοώ ότι)</text:span></text:p>
      <text:p text:style-name="P5"><text:span text:style-name="T6">Παράδειγμα</text:span><text:span text:style-name="T2"> (λόγου χάρη, για παράδειγμα, παραδείγματος χάρη)</text:span></text:p>
      <text:p text:style-name="P4"><text:span text:style-name="Strong_20_Emphasis"><text:span text:style-name="T5">Έμφαση </text:span></text:span><text:span text:style-name="T2">(ιδιαίτερα, προπάντων, ειδικά, αναντίρρητα, περισσότερο, πράγματι, κατεξοχήν, ξεχωριστά, είναι αξιοσημείωτο ότι, θα ήθελα να επιστήσω την προσοχή σας, το σημαντικότερο από όλα, το κυριότερο, αξίζει να σημειωθεί, εκείνο που προέχει, θα έπρεπε να τονιστεί ότι, ιδιαίτερα σημαντικό είναι)</text:span></text:p>
      <text:p text:style-name="P5"><text:span text:style-name="T6">Βεβαίωση</text:span><text:span text:style-name="T2"> (βέβαια, μάλιστα, αναμφισβήτητα, ασφαλώς, οπωσδήποτε)</text:span></text:p>
      <text:p text:style-name="P4"><text:span text:style-name="Strong_20_Emphasis"><text:span text:style-name="T5">Γενίκευση </text:span></text:span><text:span text:style-name="T2">(γενικά, γενικότερα, τις περισσότερες φορές, ευρύτερα)</text:span></text:p>
      <text:p text:style-name="P4"><text:span text:style-name="Strong_20_Emphasis"><text:span text:style-name="T5">Συμπέρασμα </text:span></text:span><text:span text:style-name="T2">(επομένως, συνεπώς, άρα, λοιπόν, κατά συνέπεια, συμπερασματικά, συνάγεται το συμπέρασμα, ανακεφαλαιώνοντας, για αυτό λοιπόν, τελικά, συνοψίζοντας, για να συνοψίσουμε, ως συμπέρασμα)</text:span></text:p>
      <text:p text:style-name="P4"><text:soft-page-break/><text:span text:style-name="Strong_20_Emphasis"><text:span text:style-name="T5">Προσθήκη </text:span></text:span><text:span text:style-name="T2">(επιπλέον, ακόμη, επίσης, έπειτα, εκτός από αυτό, συμπληρωματικά, έπειτα, εξάλλου, και, παράλληλα, αξίζει ακόμη να σημειώσουμε, δεν πρέπει να λησμονούμε, ας σημειωθεί ακόμη ότι, αν στα παραπάνω προσθέσουμε)</text:span></text:p>
      <text:p text:style-name="P4"><text:span text:style-name="Strong_20_Emphasis"><text:span text:style-name="T5">Ταξινόμηση </text:span></text:span><text:span text:style-name="T2">– </text:span><text:span text:style-name="Strong_20_Emphasis"><text:span text:style-name="T5">διαίρεση </text:span></text:span><text:span text:style-name="T2">(αφ’ ενός… αφ’ ετέρου, από τη μια… από την άλλη)</text:span></text:p>
      <text:p text:style-name="P4"><text:span text:style-name="Strong_20_Emphasis"><text:span text:style-name="T5">Προϋπόθεση- όρο </text:span></text:span><text:span text:style-name="T2">(αν, εκτός αν, εφόσον, σε περίπτωση που, με την προϋπόθεση, με το δεδομένο, με τον όρο, φτάνει να)</text:span></text:p>
      <text:p text:style-name="P4"><text:span text:style-name="Strong_20_Emphasis"><text:span text:style-name="T5">Τοπική</text:span></text:span><text:span text:style-name="Strong_20_Emphasis"><text:span text:style-name="T2"> </text:span></text:span><text:span text:style-name="Strong_20_Emphasis"><text:span text:style-name="T5">σχέση </text:span></text:span><text:span text:style-name="T2">(εδώ, εκεί, κοντά, μέσα, έξω)</text:span></text:p>
      <text:p text:style-name="P4"><text:span text:style-name="Strong_20_Emphasis"><text:span text:style-name="T5">Χρονική σχέση </text:span></text:span><text:span text:style-name="T2">(αρχικά, όταν, έπειτα, τότε, ύστερα, πριν, ενώ, καταρχάς, προηγουμένως, τώρα, συγχρόνως, ταυτόχρονα, στη συνέχεια, μετά, αργότερα, τελικά, τέλος)</text:span></text:p>
      <text:p text:style-name="P4"><text:span text:style-name="Strong_20_Emphasis"><text:span text:style-name="T5">Διάζευξη </text:span></text:span><text:span text:style-name="T2">(ή − ή, είτε − είτε, ούτε − ούτε, μήτε − μήτε)</text:span></text:p>
      <text:p text:style-name="P6"><text:span text:style-name="Strong_20_Emphasis"><text:span text:style-name="T1">Άρνηση </text:span></text:span><text:span text:style-name="Strong_20_Emphasis"><text:span text:style-name="T3">(όχι, με τίποτα, καθό</text:span></text:span><text:span text:style-name="Strong_20_Emphasis"><text:span text:style-name="T4">λ</text:span></text:span><text:span text:style-name="Strong_20_Emphasis"><text:span text:style-name="T3">ου, αντίθετα, ούτε καν)</text:span></text:span></text:p>
      <text:p text:style-name="P6"><text:span text:style-name="Strong_20_Emphasis"><text:span text:style-name="T6">Σειρά ή τάξη</text:span></text:span><text:span text:style-name="Strong_20_Emphasis"><text:span text:style-name="T3"> (πρώτον, δεύτερον κλπ)</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1" svg:font-family="Roboto"/>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0:41:14.410074036</meta:creation-date>
    <dc:date>2020-04-26T18:27:27.026239231</dc:date>
    <meta:editing-duration>PT17M59S</meta:editing-duration>
    <meta:editing-cycles>7</meta:editing-cycles>
    <meta:generator>LibreOffice/6.4.3.2$Linux_X86_64 LibreOffice_project/40$Build-2</meta:generator>
    <meta:document-statistic meta:table-count="0" meta:image-count="0" meta:object-count="0" meta:page-count="2" meta:paragraph-count="27" meta:word-count="413" meta:character-count="2948" meta:non-whitespace-character-count="2561"/>
  </office:meta>
</office:document-meta>
</file>